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text-properties officeooo:rsid="0027a9a3" officeooo:paragraph-rsid="0027a9a3"/>
    </style:style>
    <style:style style:name="P49" style:family="paragraph" style:parent-style-name="Standard" style:list-style-name="L20">
      <style:text-properties officeooo:rsid="0029bb1f" officeooo:paragraph-rsid="0029bb1f"/>
    </style:style>
    <style:style style:name="P50" style:family="paragraph" style:parent-style-name="Standard" style:list-style-name="L20">
      <style:text-properties officeooo:rsid="002d1906" officeooo:paragraph-rsid="002d1906"/>
    </style:style>
    <style:style style:name="P51" style:family="paragraph" style:parent-style-name="Standard" style:list-style-name="L21"/>
    <style:style style:name="P52" style:family="paragraph" style:parent-style-name="Standard" style:list-style-name="L22"/>
    <style:style style:name="P53"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2024541791967"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92025422786003" text:continue-list="list192024541791967"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92024704303454" text:continue-list="list192025422786003"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pan text:style-name="Strong_20_Emphasis"><text:span text:style-name="T12">Administratoren / IT-Team TechPort Berlin GmbH</text:span></text:span></text:p>
        </text:list-item>
      </text:list>
      <text:list text:style-name="L11">
        <text:list-item>
          <text:list>
            <text:list-item>
              <text:p text:style-name="P36"><text:soft-page-break/><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
        </text:list-item>
      </text:list>
      <text:list xml:id="list192024445422473" text:continue-list="list192024704303454"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4">4.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5">4.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92024428606927" text:continue-list="list192024445422473"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header>
          <text:p text:style-name="P43"/>
        </text:list-header>
      </text:list>
      <text:h text:style-name="P44" text:outline-level="2"><text:bookmark-start text:name="__RefHeading___Toc6840_3608300767"/>5.2 Sicherheit<text:bookmark-end text:name="__RefHeading___Toc6840_3608300767"/></text:h>
      <text:list text:style-name="L17">
        <text:list-header>
          <text:p text:style-name="P45"/>
        </text:list-header>
      </text:list>
      <text:h text:style-name="Heading_20_2" text:outline-level="2"><text:bookmark-start text:name="__RefHeading___Toc6842_3608300767"/>5.3 Verfügbarkeit<text:bookmark-end text:name="__RefHeading___Toc6842_3608300767"/></text:h>
      <text:list text:style-name="L18">
        <text:list-header>
          <text:p text:style-name="P46"/>
        </text:list-header>
      </text:list>
      <text:h text:style-name="Heading_20_2" text:outline-level="2"><text:bookmark-start text:name="__RefHeading___Toc6844_3608300767"/>5.4 Benutzbarkeit<text:bookmark-end text:name="__RefHeading___Toc6844_3608300767"/></text:h>
      <text:list text:style-name="L19">
        <text:list-item>
          <text:p text:style-name="P47"/>
        </text:list-item>
      </text:list>
      <text:list xml:id="list192023424163772" text:continue-list="list192024428606927" text:style-name="WWNum8">
        <text:list-item>
          <text:h text:style-name="Heading_20_1" text:outline-level="1"><text:bookmark-start text:name="__RefHeading___Toc6846_3608300767"/><text:soft-page-break/>Randbedingungen<text:bookmark-end text:name="__RefHeading___Toc6846_3608300767"/></text:h>
        </text:list-item>
      </text:list>
      <text:list text:style-name="L20">
        <text:list-item>
          <text:p text:style-name="P48">Projektbudget: 150.000€ – 250.000€</text:p>
        </text:list-item>
        <text:list-item>
          <text:p text:style-name="P48">Zeitrahmen: 1 Jahr</text:p>
        </text:list-item>
        <text:list-item>
          <text:p text:style-name="P49">Datenschutz und Informationssicherheit muss gewährleistet sein.</text:p>
        </text:list-item>
        <text:list-item>
          <text:p text:style-name="P50">Webbasierte Lösung</text:p>
        </text:list-item>
        <text:list-item>
          <text:p text:style-name="P50">Nutzung über bestehende IT-Infrastruktur</text:p>
        </text:list-item>
        <text:list-item>
          <text:p text:style-name="P50">Integration in bestehende Intranet-Umgebung</text:p>
        </text:list-item>
      </text:list>
      <text:list xml:id="list192025215624469" text:continue-list="list192023424163772" text:style-name="WWNum8">
        <text:list-item>
          <text:h text:style-name="Heading_20_1" text:outline-level="1"><text:bookmark-start text:name="__RefHeading___Toc6848_3608300767"/>Abnahmekriterien<text:bookmark-end text:name="__RefHeading___Toc6848_3608300767"/></text:h>
        </text:list-item>
      </text:list>
      <text:list text:style-name="L21">
        <text:list-header>
          <text:p text:style-name="P51"/>
        </text:list-header>
      </text:list>
      <text:list text:continue-list="list192025215624469"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list text:style-name="L22">
        <text:list-item>
          <text:p text:style-name="P52"><text:span text:style-name="T12">Walk-in-Besucher:</text:span> Besucher ohne vorherige Anmeldung</text:p>
        </text:list-item>
        <text:list-item>
          <text:p text:style-name="P52"><text:span text:style-name="T12">Besuchermanagement:</text:span> Prozesse zur Anmeldung, Prüfung und Steuerung von Besuchern</text:p>
        </text:list-item>
        <text:list-item>
          <text:p text:style-name="P52"><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1"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5"><draw:image xlink:href="Pictures/10000000000005130000017A1CD43826.jpg" xlink:type="simple" xlink:show="embed" xlink:actuate="onLoad" draw:mime-type="image/jpeg"/></draw:frame></text:p>
      </style:header>
      <style:footer>
        <text:p text:style-name="MP3" loext:marker-style-name="MT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13M39S</meta:editing-duration>
    <meta:editing-cycles>29</meta:editing-cycles>
    <meta:generator>LibreOffice/25.8.4.2$MacOSX_AARCH64 LibreOffice_project/290daaa01b999472f0c7a3890eb6a550fd74c6df</meta:generator>
    <dc:date>2026-01-01T19:20:23.269622000</dc:date>
    <meta:document-statistic meta:table-count="1" meta:image-count="1" meta:object-count="0" meta:page-count="6" meta:paragraph-count="117" meta:word-count="620" meta:character-count="5084" meta:non-whitespace-character-count="4639"/>
  </office:meta>
</office:document-meta>
</file>